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189in"/>
    </style:style>
    <style:style style:name="co3" style:family="table-column">
      <style:table-column-properties fo:break-before="auto" style:column-width="1.0398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429in"/>
    </style:style>
    <style:style style:name="co7" style:family="table-column">
      <style:table-column-properties fo:break-before="auto" style:column-width="1.1898in"/>
    </style:style>
    <style:style style:name="co8" style:family="table-column">
      <style:table-column-properties fo:break-before="auto" style:column-width="0.892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26in" fo:break-before="auto" style:use-optimal-row-height="true"/>
    </style:style>
    <style:style style:name="ro4" style:family="table-row">
      <style:table-row-properties style:row-height="0.1689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row table:style-name="ro3">
          <table:table-cell office:value-type="string">
            <text:p>usecase</text:p>
          </table:table-cell>
          <table:table-cell office:value-type="string">
            <text:p>virtual device</text:p>
          </table:table-cell>
          <table:table-cell office:value-type="string">
            <text:p>virtual policies</text:p>
          </table:table-cell>
          <table:table-cell office:value-type="string">
            <text:p>physical switches</text:p>
          </table:table-cell>
          <table:table-cell office:value-type="string">
            <text:p>physical rules</text:p>
          </table:table-cell>
        </table:table-row>
        <table:table-row table:style-name="ro4">
          <table:table-cell office:value-type="string">
            <text:p>twoFabrics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string">
            <text:p>28+3+11</text:p>
          </table:table-cell>
        </table:table-row>
        <table:table-row table:style-name="ro4">
          <table:table-cell office:value-type="string">
            <text:p>dycLoadBalancer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string">
            <text:p>17+3+11</text:p>
          </table:table-cell>
        </table:table-row>
        <table:table-row table:style-name="ro3">
          <table:table-cell office:value-type="string">
            <text:p>dataCap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string">
            <text:p>13+3+11</text:p>
          </table:table-cell>
        </table:table-row>
        <table:table-row table:style-name="ro4">
          <table:table-cell office:value-type="string">
            <text:p>dataCompress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30+11+3</text:p>
          </table:table-cell>
        </table:table-row>
      </table:table>
      <table:table table:name="Feuille2" table:style-name="ta1">
        <table:table-column table:style-name="co6" table:default-cell-style-name="Default"/>
        <table:table-row table:style-name="ro2">
          <table:table-cell/>
        </table:table-row>
      </table:table>
      <table:table table:name="Feuille3" table:style-name="ta1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5">12/15/2015</text:date>, <text:time>10:30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ssaoud AOUADJ</meta:initial-creator>
    <meta:creation-date>2015-12-14T11:34:54</meta:creation-date>
    <meta:generator>OpenOffice/4.1.2$Unix OpenOffice.org_project/412m3$Build-9782</meta:generator>
    <dc:date>2015-12-15T10:30:36</dc:date>
    <dc:creator>messaoud aouadj</dc:creator>
    <meta:editing-duration>PT2H28M2S</meta:editing-duration>
    <meta:editing-cycles>6</meta:editing-cycles>
    <meta:document-statistic meta:table-count="3" meta:cell-count="25" meta:object-count="0"/>
  </office:meta>
</office:document-meta>
</file>